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="0.06pt solid #000000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7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3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6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8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4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1" style:family="table-cell" style:parent-style-name="Default" style:data-style-name="N0">
      <style:table-cell-properties fo:background-color="#00b050" fo:border="0.06pt solid #000000"/>
    </style:style>
    <style:style style:name="ce16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 style:vertical-align="automatic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8" style:family="table-cell" style:parent-style-name="Default" style:data-style-name="N0">
      <style:table-cell-properties fo:background-color="#ffff00" fo:border="0.06pt solid #000000"/>
    </style:style>
    <style:style style:name="ce79" style:family="table-cell" style:parent-style-name="Default" style:data-style-name="N0">
      <style:table-cell-properties fo:background-color="#000000" fo:border="0.06pt solid #000000"/>
    </style:style>
    <style:style style:name="ce81" style:family="table-cell" style:parent-style-name="Default" style:data-style-name="N0">
      <style:table-cell-properties fo:background-color="#ff0000" fo:border="0.06pt solid #000000"/>
    </style:style>
    <style:style style:name="ce82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transparent" fo:border="0.74pt solid #000000" style:vertical-align="automatic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1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3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4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5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6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97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198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transparent" style:vertical-align="automatic"/>
    </style:style>
    <style:style style:name="ce6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72" style:family="table-cell" style:parent-style-name="Default" style:data-style-name="N0">
      <style:table-cell-properties fo:background-color="#ff0000" fo:border="0.06pt solid #000000"/>
    </style:style>
    <style:style style:name="ce80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 fo:border="0.74pt solid #000000" style:vertical-align="automatic"/>
    </style:style>
    <style:style style:name="ce8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 style:data-style-name="N0">
      <style:table-cell-properties fo:border="0.06pt solid #000000"/>
    </style:style>
    <style:style style:name="ce9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2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3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4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5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6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0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4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0" style:family="table-cell" style:parent-style-name="Default" style:data-style-name="N0">
      <style:table-cell-properties fo:background-color="#ff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36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37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39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41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47" style:family="table-cell" style:parent-style-name="Default" style:data-style-name="N0">
      <style:table-cell-properties fo:background-color="#00b050" fo:border="0.06pt solid #000000"/>
    </style:style>
    <style:style style:name="ce14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56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5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3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0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1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2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3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number-columns-repeated="41" table:default-cell-style-name="ce80"/>
        <table:table-column table:style-name="co5" table:number-columns-repeated="16339" table:default-cell-style-name="ce80"/>
        <table:table-column table:style-name="co5"/>
        <table:table-row table:style-name="ro1">
          <table:table-cell table:style-name="ce62" table:number-columns-repeated="44"/>
          <table:table-cell table:number-columns-repeated="16339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Motivation</text:p>
          </table:table-cell>
          <table:table-cell table:style-name="ce96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1"/>
          <table:covered-table-cell table:number-columns-repeated="40"/>
          <table:table-cell table:number-columns-repeated="16339"/>
        </table:table-row>
        <table:table-row table:style-name="ro1">
          <table:table-cell table:style-name="ce62"/>
          <table:covered-table-cell table:number-columns-repeated="43"/>
          <table:table-cell table:number-columns-repeated="16339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Objective</text:p>
          </table:table-cell>
          <table:table-cell table:style-name="ce96" office:value-type="string" calcext:value-type="string" table:number-columns-spanned="42" table:number-rows-spanned="2">
            <text:p>Fundamentals of the C++20 </text:p>
          </table:table-cell>
          <table:covered-table-cell table:style-name="ce101"/>
          <table:covered-table-cell table:number-columns-repeated="40"/>
          <table:table-cell table:number-columns-repeated="16339"/>
        </table:table-row>
        <table:table-row table:style-name="ro1">
          <table:table-cell table:style-name="ce62"/>
          <table:covered-table-cell table:number-columns-repeated="43"/>
          <table:table-cell table:number-columns-repeated="16339"/>
        </table:table-row>
        <table:table-row table:style-name="ro2">
          <table:table-cell table:style-name="ce62"/>
          <table:table-cell table:style-name="ce85" office:value-type="string" calcext:value-type="string" table:number-columns-spanned="1" table:number-rows-spanned="2">
            <text:p>Scope</text:p>
          </table:table-cell>
          <table:table-cell table:style-name="ce96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2"/>
          <table:covered-table-cell table:number-columns-repeated="40"/>
          <table:table-cell table:number-columns-repeated="16339"/>
        </table:table-row>
        <table:table-row table:style-name="ro2">
          <table:table-cell table:style-name="ce62"/>
          <table:covered-table-cell table:number-columns-repeated="43"/>
          <table:table-cell table:number-columns-repeated="16339"/>
        </table:table-row>
        <table:table-row table:style-name="ro1">
          <table:table-cell table:style-name="ce62"/>
          <table:table-cell table:style-name="ce86" office:value-type="string" calcext:value-type="string" table:number-columns-spanned="1" table:number-rows-spanned="2">
            <text:p>Start Date</text:p>
          </table:table-cell>
          <table:table-cell table:style-name="ce86" office:value-type="string" calcext:value-type="string" table:number-columns-spanned="14" table:number-rows-spanned="2">
            <text:p>18.06.2025</text:p>
          </table:table-cell>
          <table:covered-table-cell table:style-name="ce105"/>
          <table:covered-table-cell table:number-columns-repeated="12" table:style-name="ce87"/>
          <table:table-cell table:style-name="ce62"/>
          <table:table-cell table:style-name="ce8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7"/>
          <table:table-cell table:style-name="ce134" office:value-type="string" calcext:value-type="string" table:number-columns-spanned="12" table:number-rows-spanned="2">
            <text:p>28.07.2025</text:p>
          </table:table-cell>
          <table:covered-table-cell table:number-columns-repeated="2" table:style-name="ce87"/>
          <table:covered-table-cell table:style-name="ce105"/>
          <table:covered-table-cell table:number-columns-repeated="8" table:style-name="ce87"/>
          <table:table-cell table:style-name="ce62" table:number-columns-repeated="12"/>
          <table:table-cell table:number-columns-repeated="16339"/>
        </table:table-row>
        <table:table-row table:style-name="ro1">
          <table:table-cell table:style-name="ce62"/>
          <table:covered-table-cell table:number-columns-repeated="15" table:style-name="ce87"/>
          <table:table-cell table:style-name="ce62"/>
          <table:covered-table-cell table:number-columns-repeated="15" table:style-name="ce87"/>
          <table:table-cell table:style-name="ce62" table:number-columns-repeated="12"/>
          <table:table-cell table:number-columns-repeated="16339"/>
        </table:table-row>
        <table:table-row table:style-name="ro1">
          <table:table-cell table:style-name="ce62" table:number-columns-repeated="44"/>
          <table:table-cell table:number-columns-repeated="16339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8" office:value-type="string" calcext:value-type="string">
            <text:p>Task Description</text:p>
          </table:table-cell>
          <table:table-cell table:style-name="ce88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5"/>
          <table:covered-table-cell table:style-name="ce120"/>
          <table:table-cell table:style-name="ce140" office:value-type="string" calcext:value-type="string" table:number-columns-spanned="7" table:number-rows-spanned="1">
            <text:p>Week 2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3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4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5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6" table:number-rows-spanned="1">
            <text:p>Week 6</text:p>
          </table:table-cell>
          <table:covered-table-cell table:number-columns-repeated="5" table:style-name="ce137"/>
          <table:table-cell table:number-columns-repeated="16339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89" office:value-type="string" calcext:value-type="string">
            <text:p>Section 11: Data Conversions: Overflow &amp; Underflow</text:p>
          </table:table-cell>
          <table:table-cell table:style-name="ce89" office:value-type="string" calcext:value-type="string">
            <text:p>0 h 36 mins</text:p>
          </table:table-cell>
          <table:table-cell table:style-name="ce152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89" office:value-type="string" calcext:value-type="string">
            <text:p>Section 12: Bitwise Operators</text:p>
          </table:table-cell>
          <table:table-cell table:style-name="ce89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3" calcext:value-type="float">
            <text:p>3</text:p>
          </table:table-cell>
          <table:table-cell table:style-name="ce89" office:value-type="string" calcext:value-type="string">
            <text:p>Section 13: Variable Lifetime and Scope</text:p>
          </table:table-cell>
          <table:table-cell table:style-name="ce89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1"/>
          <table:table-cell table:style-name="ce91" table:number-columns-repeated="6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89" office:value-type="string" calcext:value-type="string">
            <text:p>Section 14: Control Flow</text:p>
          </table:table-cell>
          <table:table-cell table:style-name="ce89" office:value-type="string" calcext:value-type="string">
            <text:p>2 h 1 min</text:p>
          </table:table-cell>
          <table:table-cell table:style-name="ce113"/>
          <table:table-cell table:style-name="ce91"/>
          <table:table-cell table:style-name="ce160" table:number-columns-repeated="2"/>
          <table:table-cell table:style-name="ce91" table:number-columns-repeated="2"/>
          <table:table-cell table:style-name="ce121"/>
          <table:table-cell table:style-name="ce91" table:number-columns-repeated="6"/>
          <table:table-cell table:style-name="ce170"/>
          <table:table-cell table:style-name="ce15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89" office:value-type="string" calcext:value-type="string">
            <text:p>Section 15: Loops</text:p>
          </table:table-cell>
          <table:table-cell table:style-name="ce89" office:value-type="string" calcext:value-type="string">
            <text:p>2 h 57 mins</text:p>
          </table:table-cell>
          <table:table-cell table:style-name="ce113"/>
          <table:table-cell table:style-name="ce91" table:number-columns-repeated="3"/>
          <table:table-cell table:style-name="ce160" table:number-columns-repeated="3"/>
          <table:table-cell table:style-name="ce113"/>
          <table:table-cell table:style-name="ce91" table:number-columns-repeated="5"/>
          <table:table-cell table:style-name="ce170"/>
          <table:table-cell table:style-name="ce163" table:number-columns-repeated="2"/>
          <table:table-cell table:style-name="ce91" table:number-columns-repeated="4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89" office:value-type="string" calcext:value-type="string">
            <text:p>Section 16: Arrays</text:p>
          </table:table-cell>
          <table:table-cell table:style-name="ce89" office:value-type="string" calcext:value-type="string">
            <text:p>2 h 44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60" table:number-columns-repeated="3"/>
          <table:table-cell table:style-name="ce91" table:number-columns-repeated="3"/>
          <table:table-cell table:style-name="ce121"/>
          <table:table-cell table:style-name="ce163" table:number-columns-repeated="6"/>
          <table:table-cell table:style-name="ce170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89" office:value-type="string" calcext:value-type="string">
            <text:p>Section 17: Pointers</text:p>
          </table:table-cell>
          <table:table-cell table:style-name="ce89" office:value-type="string" calcext:value-type="string">
            <text:p>4 h 12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2"/>
          <table:table-cell table:style-name="ce72" table:number-columns-repeated="4"/>
          <table:table-cell table:style-name="ce113"/>
          <table:table-cell table:style-name="ce91"/>
          <table:table-cell table:style-name="ce163" table:number-columns-repeated="5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89" office:value-type="string" calcext:value-type="string">
            <text:p>Section 18: References</text:p>
          </table:table-cell>
          <table:table-cell table:style-name="ce89" office:value-type="string" calcext:value-type="string">
            <text:p>0 h 41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44"/>
          <table:table-cell table:style-name="ce91" table:number-columns-repeated="5"/>
          <table:table-cell table:style-name="ce121"/>
          <table:table-cell table:style-name="ce91" table:number-columns-repeated="6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89" office:value-type="string" calcext:value-type="string">
            <text:p>Section 19: Character manipulation and strings</text:p>
          </table:table-cell>
          <table:table-cell table:style-name="ce89" office:value-type="string" calcext:value-type="string">
            <text:p>5 h 23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69"/>
          <table:table-cell table:style-name="ce68" table:number-columns-repeated="4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89" office:value-type="string" calcext:value-type="string">
            <text:p>Section 20: Functions</text:p>
          </table:table-cell>
          <table:table-cell table:style-name="ce89" office:value-type="string" calcext:value-type="string">
            <text:p>3 h 50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68" table:number-columns-repeated="4"/>
          <table:table-cell table:style-name="ce91" table:number-columns-repeated="4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89" office:value-type="string" calcext:value-type="string">
            <text:p>Section 21: Enums and Type Aliases</text:p>
          </table:table-cell>
          <table:table-cell table:style-name="ce89" office:value-type="string" calcext:value-type="string">
            <text:p>0 h 56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2"/>
          <table:table-cell table:style-name="ce68"/>
          <table:table-cell table:style-name="ce91" table:number-columns-repeated="3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89" office:value-type="string" calcext:value-type="string">
            <text:p>Section 22: Arguments <text:s/>to main</text:p>
          </table:table-cell>
          <table:table-cell table:style-name="ce89" office:value-type="string" calcext:value-type="string">
            <text:p>0 h 37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2"/>
          <table:table-cell table:style-name="ce68"/>
          <table:table-cell table:style-name="ce91" table:number-columns-repeated="3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89" office:value-type="string" calcext:value-type="string">
            <text:p>Section 23: Getting things out of functions</text:p>
          </table:table-cell>
          <table:table-cell table:style-name="ce89" office:value-type="string" calcext:value-type="string">
            <text:p>2 h 56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68" table:number-columns-repeated="2"/>
          <table:table-cell table:style-name="ce135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89" office:value-type="string" calcext:value-type="string">
            <text:p>Section 24: Function Overloading</text:p>
          </table:table-cell>
          <table:table-cell table:style-name="ce89" office:value-type="string" calcext:value-type="string">
            <text:p>1 h 17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36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89" office:value-type="string" calcext:value-type="string">
            <text:p>Section 25: Lambda Functions</text:p>
          </table:table-cell>
          <table:table-cell table:style-name="ce89" office:value-type="string" calcext:value-type="string">
            <text:p>0 h 54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68"/>
          <table:table-cell table:style-name="ce91" table:number-columns-repeated="4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6" calcext:value-type="float">
            <text:p>16</text:p>
          </table:table-cell>
          <table:table-cell table:style-name="ce89" office:value-type="string" calcext:value-type="string">
            <text:p>Section 26: Functions : The misfits</text:p>
          </table:table-cell>
          <table:table-cell table:style-name="ce89" office:value-type="string" calcext:value-type="string">
            <text:p>0 h 39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68"/>
          <table:table-cell table:style-name="ce91" table:number-columns-repeated="4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3">
          <table:table-cell table:style-name="ce64" office:value-type="float" office:value="17" calcext:value-type="float">
            <text:p>17</text:p>
          </table:table-cell>
          <table:table-cell table:style-name="ce89" office:value-type="string" calcext:value-type="string">
            <text:p>Section 27: Function call stack and debugging</text:p>
          </table:table-cell>
          <table:table-cell table:style-name="ce89" office:value-type="string" calcext:value-type="string">
            <text:p>1 h 14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/>
          <table:table-cell table:style-name="ce68"/>
          <table:table-cell table:style-name="ce91" table:number-columns-repeated="3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8" calcext:value-type="float">
            <text:p>18</text:p>
          </table:table-cell>
          <table:table-cell table:style-name="ce89" office:value-type="string" calcext:value-type="string">
            <text:p>Section 28: Function Templates</text:p>
          </table:table-cell>
          <table:table-cell table:style-name="ce89" office:value-type="string" calcext:value-type="string">
            <text:p>4 h 2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2"/>
          <table:table-cell table:style-name="ce68" table:number-columns-repeated="4"/>
          <table:table-cell table:style-name="ce113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19" calcext:value-type="float">
            <text:p>19</text:p>
          </table:table-cell>
          <table:table-cell table:style-name="ce89" office:value-type="string" calcext:value-type="string">
            <text:p>Section 29: C++20 Concepts</text:p>
          </table:table-cell>
          <table:table-cell table:style-name="ce89" office:value-type="string" calcext:value-type="string">
            <text:p>1 h 14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36"/>
          <table:table-cell table:style-name="ce91" table:number-columns-repeated="4"/>
          <table:table-cell table:style-name="ce121"/>
          <table:table-cell table:number-columns-repeated="16339"/>
        </table:table-row>
        <table:table-row table:style-name="ro2">
          <table:table-cell table:style-name="ce64" office:value-type="float" office:value="20" calcext:value-type="float">
            <text:p>20</text:p>
          </table:table-cell>
          <table:table-cell table:style-name="ce89" office:value-type="string" calcext:value-type="string">
            <text:p>Section 30: Classes</text:p>
          </table:table-cell>
          <table:table-cell table:style-name="ce89" office:value-type="string" calcext:value-type="string">
            <text:p>2 h 47 mins</text:p>
          </table:table-cell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68" table:number-columns-repeated="3"/>
          <table:table-cell table:style-name="ce91"/>
          <table:table-cell table:style-name="ce121"/>
          <table:table-cell table:number-columns-repeated="16339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90" office:value-type="string" calcext:value-type="string">
            <text:p>Section 31: Classes, objects and const</text:p>
          </table:table-cell>
          <table:table-cell table:style-name="ce90" office:value-type="string" calcext:value-type="string">
            <text:p>2 h 0 mins</text:p>
          </table:table-cell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6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3"/>
          <table:table-cell table:style-name="ce139"/>
          <table:table-cell table:style-name="ce141"/>
          <table:table-cell table:number-columns-repeated="16339"/>
        </table:table-row>
        <table:table-row table:style-name="ro1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1" office:value-type="string" calcext:value-type="string">
            <text:p>Completed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72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2" table:number-columns-repeated="41"/>
          <table:table-cell table:number-columns-repeated="16339"/>
        </table:table-row>
        <table:table-row table:style-name="ro1" table:number-rows-repeated="2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2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number-columns-repeated="41" table:default-cell-style-name="ce80"/>
        <table:table-column table:style-name="co5" table:number-columns-repeated="16338" table:default-cell-style-name="ce80"/>
        <table:table-column table:style-name="co5" table:number-columns-repeated="2"/>
        <table:table-row table:style-name="ro1">
          <table:table-cell table:style-name="ce62" table:number-columns-repeated="44"/>
          <table:table-cell table:number-columns-repeated="16338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Motivation</text:p>
          </table:table-cell>
          <table:table-cell table:style-name="ce96" office:value-type="string" calcext:value-type="string" table:number-columns-spanned="42" table:number-rows-spanned="2">
            <text:p>C++ is required for efficient programming</text:p>
          </table:table-cell>
          <table:covered-table-cell table:style-name="ce96"/>
          <table:covered-table-cell table:style-name="ce101"/>
          <table:covered-table-cell table:number-columns-repeated="39"/>
          <table:table-cell table:number-columns-repeated="16338"/>
        </table:table-row>
        <table:table-row table:style-name="ro1">
          <table:table-cell table:style-name="ce62"/>
          <table:covered-table-cell table:number-columns-repeated="43"/>
          <table:table-cell table:number-columns-repeated="16338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Objective</text:p>
          </table:table-cell>
          <table:table-cell table:style-name="ce96" office:value-type="string" calcext:value-type="string" table:number-columns-spanned="42" table:number-rows-spanned="2">
            <text:p>Fundamentals of the C++20 </text:p>
          </table:table-cell>
          <table:covered-table-cell table:style-name="ce96"/>
          <table:covered-table-cell table:style-name="ce101"/>
          <table:covered-table-cell table:number-columns-repeated="39"/>
          <table:table-cell table:number-columns-repeated="16338"/>
        </table:table-row>
        <table:table-row table:style-name="ro1">
          <table:table-cell table:style-name="ce62"/>
          <table:covered-table-cell table:number-columns-repeated="43"/>
          <table:table-cell table:number-columns-repeated="16338"/>
        </table:table-row>
        <table:table-row table:style-name="ro2">
          <table:table-cell table:style-name="ce62"/>
          <table:table-cell table:style-name="ce85" office:value-type="string" calcext:value-type="string" table:number-columns-spanned="1" table:number-rows-spanned="2">
            <text:p>Scope</text:p>
          </table:table-cell>
          <table:table-cell table:style-name="ce96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96"/>
          <table:covered-table-cell table:style-name="ce102"/>
          <table:covered-table-cell table:number-columns-repeated="39"/>
          <table:table-cell table:number-columns-repeated="16338"/>
        </table:table-row>
        <table:table-row table:style-name="ro2">
          <table:table-cell table:style-name="ce62"/>
          <table:covered-table-cell table:number-columns-repeated="43"/>
          <table:table-cell table:number-columns-repeated="16338"/>
        </table:table-row>
        <table:table-row table:style-name="ro1">
          <table:table-cell table:style-name="ce62"/>
          <table:table-cell table:style-name="ce86" office:value-type="string" calcext:value-type="string" table:number-columns-spanned="1" table:number-rows-spanned="2">
            <text:p>Start Date</text:p>
          </table:table-cell>
          <table:table-cell table:style-name="ce86" office:value-type="string" calcext:value-type="string" table:number-columns-spanned="15" table:number-rows-spanned="2">
            <text:p>29.07.2025</text:p>
          </table:table-cell>
          <table:covered-table-cell table:style-name="ce86"/>
          <table:covered-table-cell table:style-name="ce105"/>
          <table:covered-table-cell table:number-columns-repeated="12" table:style-name="ce87"/>
          <table:table-cell table:style-name="ce62"/>
          <table:table-cell table:style-name="ce8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7"/>
          <table:table-cell table:style-name="ce134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87"/>
          <table:covered-table-cell table:style-name="ce105"/>
          <table:covered-table-cell table:number-columns-repeated="8" table:style-name="ce87"/>
          <table:table-cell table:style-name="ce62" table:number-columns-repeated="11"/>
          <table:table-cell table:number-columns-repeated="16338"/>
        </table:table-row>
        <table:table-row table:style-name="ro1">
          <table:table-cell table:style-name="ce62"/>
          <table:covered-table-cell table:number-columns-repeated="16" table:style-name="ce87"/>
          <table:table-cell table:style-name="ce62"/>
          <table:covered-table-cell table:number-columns-repeated="15" table:style-name="ce87"/>
          <table:table-cell table:style-name="ce62" table:number-columns-repeated="11"/>
          <table:table-cell table:number-columns-repeated="16338"/>
        </table:table-row>
        <table:table-row table:style-name="ro1">
          <table:table-cell table:style-name="ce62" table:number-columns-repeated="44"/>
          <table:table-cell table:number-columns-repeated="16338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8" office:value-type="string" calcext:value-type="string">
            <text:p>Task Description</text:p>
          </table:table-cell>
          <table:table-cell table:style-name="ce88" office:value-type="string" calcext:value-type="string">
            <text:p>Duration</text:p>
          </table:table-cell>
          <table:table-cell table:style-name="ce148" office:value-type="string" calcext:value-type="string">
            <text:p>W6</text:p>
          </table:table-cell>
          <table:table-cell table:style-name="ce156" office:value-type="string" calcext:value-type="string" table:number-columns-spanned="7" table:number-rows-spanned="1">
            <text:p>Week 7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8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9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5" table:number-rows-spanned="1">
            <text:p>Week 12</text:p>
          </table:table-cell>
          <table:covered-table-cell table:number-columns-repeated="4" table:style-name="ce137"/>
          <table:table-cell table:number-columns-repeated="16338"/>
        </table:table-row>
        <table:table-row table:style-name="ro3">
          <table:table-cell table:style-name="ce64" office:value-type="float" office:value="22" calcext:value-type="float">
            <text:p>22</text:p>
          </table:table-cell>
          <table:table-cell table:style-name="ce89" office:value-type="string" calcext:value-type="string">
            <text:p>Section 32: Diving deep into constructors and initialization</text:p>
          </table:table-cell>
          <table:table-cell table:style-name="ce89" office:value-type="string" calcext:value-type="string">
            <text:p>3 h 44 mins</text:p>
          </table:table-cell>
          <table:table-cell table:style-name="ce150"/>
          <table:table-cell table:style-name="ce136"/>
          <table:table-cell table:style-name="ce68" table:number-columns-repeated="2"/>
          <table:table-cell table:style-name="ce91" table:number-columns-repeated="3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23" calcext:value-type="float">
            <text:p>23</text:p>
          </table:table-cell>
          <table:table-cell table:style-name="ce89" office:value-type="string" calcext:value-type="string">
            <text:p>Section 33: Friends</text:p>
          </table:table-cell>
          <table:table-cell table:style-name="ce89" office:value-type="string" calcext:value-type="string">
            <text:p>0 h 27 mins</text:p>
          </table:table-cell>
          <table:table-cell table:style-name="ce89"/>
          <table:table-cell table:style-name="ce113"/>
          <table:table-cell table:style-name="ce91"/>
          <table:table-cell table:style-name="ce68"/>
          <table:table-cell table:style-name="ce91" table:number-columns-repeated="3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24" calcext:value-type="float">
            <text:p>24</text:p>
          </table:table-cell>
          <table:table-cell table:style-name="ce89" office:value-type="string" calcext:value-type="string">
            <text:p>Section 34: Static members</text:p>
          </table:table-cell>
          <table:table-cell table:style-name="ce89" office:value-type="string" calcext:value-type="string">
            <text:p>2 h 29 mins</text:p>
          </table:table-cell>
          <table:table-cell table:style-name="ce89"/>
          <table:table-cell table:style-name="ce113"/>
          <table:table-cell table:style-name="ce91" table:number-columns-repeated="2"/>
          <table:table-cell table:style-name="ce68" table:number-columns-repeated="3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25" calcext:value-type="float">
            <text:p>25</text:p>
          </table:table-cell>
          <table:table-cell table:style-name="ce89" office:value-type="string" calcext:value-type="string">
            <text:p>Section 35: Namespaces</text:p>
          </table:table-cell>
          <table:table-cell table:style-name="ce89" office:value-type="string" calcext:value-type="string">
            <text:p>1 h 20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35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3">
          <table:table-cell table:style-name="ce64" office:value-type="float" office:value="26" calcext:value-type="float">
            <text:p>26</text:p>
          </table:table-cell>
          <table:table-cell table:style-name="ce89" office:value-type="string" calcext:value-type="string">
            <text:p>Section 36: Programs with multiple files: A closer look</text:p>
          </table:table-cell>
          <table:table-cell table:style-name="ce89" office:value-type="string" calcext:value-type="string">
            <text:p>2 h 19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36"/>
          <table:table-cell table:style-name="ce68"/>
          <table:table-cell table:style-name="ce91" table:number-columns-repeated="4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27" calcext:value-type="float">
            <text:p>27</text:p>
          </table:table-cell>
          <table:table-cell table:style-name="ce89" office:value-type="string" calcext:value-type="string">
            <text:p>Section 37: Smart Pointers</text:p>
          </table:table-cell>
          <table:table-cell table:style-name="ce89" office:value-type="string" calcext:value-type="string">
            <text:p>3 h 8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/>
          <table:table-cell table:style-name="ce68" table:number-columns-repeated="3"/>
          <table:table-cell table:style-name="ce91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28" calcext:value-type="float">
            <text:p>28</text:p>
          </table:table-cell>
          <table:table-cell table:style-name="ce89" office:value-type="string" calcext:value-type="string">
            <text:p>Section 38: Operator Overloading</text:p>
          </table:table-cell>
          <table:table-cell table:style-name="ce89" office:value-type="string" calcext:value-type="string">
            <text:p>4 h 48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68"/>
          <table:table-cell table:style-name="ce135"/>
          <table:table-cell table:style-name="ce136"/>
          <table:table-cell table:style-name="ce68" table:number-columns-repeated="2"/>
          <table:table-cell table:style-name="ce91" table:number-columns-repeated="3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3">
          <table:table-cell table:style-name="ce64" office:value-type="float" office:value="29" calcext:value-type="float">
            <text:p>29</text:p>
          </table:table-cell>
          <table:table-cell table:style-name="ce89" office:value-type="string" calcext:value-type="string">
            <text:p>Section 39: Logical Operators and C++20 Three Way Comparison Infrastructure</text:p>
          </table:table-cell>
          <table:table-cell table:style-name="ce89" office:value-type="string" calcext:value-type="string">
            <text:p>4 h 2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2"/>
          <table:table-cell table:style-name="ce68" table:number-columns-repeated="3"/>
          <table:table-cell table:style-name="ce135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30" calcext:value-type="float">
            <text:p>30</text:p>
          </table:table-cell>
          <table:table-cell table:style-name="ce89" office:value-type="string" calcext:value-type="string">
            <text:p>Section 40: Inheritance</text:p>
          </table:table-cell>
          <table:table-cell table:style-name="ce89" office:value-type="string" calcext:value-type="string">
            <text:p>3 h 38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36"/>
          <table:table-cell table:style-name="ce68" table:number-columns-repeated="3"/>
          <table:table-cell table:style-name="ce91" table:number-columns-repeated="3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31" calcext:value-type="float">
            <text:p>31</text:p>
          </table:table-cell>
          <table:table-cell table:style-name="ce89" office:value-type="string" calcext:value-type="string">
            <text:p>Section 41: Polymorphism</text:p>
          </table:table-cell>
          <table:table-cell table:style-name="ce89" office:value-type="string" calcext:value-type="string">
            <text:p>5 h 52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68" table:number-columns-repeated="3"/>
          <table:table-cell table:style-name="ce136"/>
          <table:table-cell table:style-name="ce68" table:number-columns-repeated="2"/>
          <table:table-cell table:style-name="ce91" table:number-columns-repeated="3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32" calcext:value-type="float">
            <text:p>32</text:p>
          </table:table-cell>
          <table:table-cell table:style-name="ce89" office:value-type="string" calcext:value-type="string">
            <text:p>Section 42: Exception Handling</text:p>
          </table:table-cell>
          <table:table-cell table:style-name="ce89" office:value-type="string" calcext:value-type="string">
            <text:p>3 h 12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2"/>
          <table:table-cell table:style-name="ce68" table:number-columns-repeated="3"/>
          <table:table-cell table:style-name="ce121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3">
          <table:table-cell table:style-name="ce64" office:value-type="float" office:value="33" calcext:value-type="float">
            <text:p>33</text:p>
          </table:table-cell>
          <table:table-cell table:style-name="ce89" office:value-type="string" calcext:value-type="string">
            <text:p>Section 43: BoxContainer class: Practicing what we know</text:p>
          </table:table-cell>
          <table:table-cell table:style-name="ce89" office:value-type="string" calcext:value-type="string">
            <text:p>1 h 21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35"/>
          <table:table-cell table:style-name="ce113"/>
          <table:table-cell table:style-name="ce91" table:number-columns-repeated="3"/>
          <table:table-cell table:style-name="ce121"/>
          <table:table-cell table:number-columns-repeated="16338"/>
        </table:table-row>
        <table:table-row table:style-name="ro2">
          <table:table-cell table:style-name="ce64" office:value-type="float" office:value="34" calcext:value-type="float">
            <text:p>34</text:p>
          </table:table-cell>
          <table:table-cell table:style-name="ce89" office:value-type="string" calcext:value-type="string">
            <text:p>Section 44: Class Templates</text:p>
          </table:table-cell>
          <table:table-cell table:style-name="ce89" office:value-type="string" calcext:value-type="string">
            <text:p>3 h 27 mins</text:p>
          </table:table-cell>
          <table:table-cell table:style-name="ce89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36"/>
          <table:table-cell table:style-name="ce68" table:number-columns-repeated="2"/>
          <table:table-cell table:style-name="ce91"/>
          <table:table-cell table:style-name="ce121"/>
          <table:table-cell table:number-columns-repeated="16338"/>
        </table:table-row>
        <table:table-row table:style-name="ro2">
          <table:table-cell table:style-name="ce65" office:value-type="float" office:value="35" calcext:value-type="float">
            <text:p>35</text:p>
          </table:table-cell>
          <table:table-cell table:style-name="ce90" office:value-type="string" calcext:value-type="string">
            <text:p>Section 45: Move Semantics</text:p>
          </table:table-cell>
          <table:table-cell table:style-name="ce90" office:value-type="string" calcext:value-type="string">
            <text:p>2 h 5 mins</text:p>
          </table:table-cell>
          <table:table-cell table:style-name="ce90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6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2"/>
          <table:table-cell table:style-name="ce139"/>
          <table:table-cell table:style-name="ce141"/>
          <table:table-cell table:number-columns-repeated="16338"/>
        </table:table-row>
        <table:table-row table:style-name="ro1">
          <table:table-cell table:style-name="ce66"/>
          <table:table-cell table:style-name="ce62" table:number-columns-repeated="43"/>
          <table:table-cell table:number-columns-repeated="16338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147"/>
          <table:table-cell table:style-name="ce91" office:value-type="string" calcext:value-type="string">
            <text:p>Completed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72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 table:number-rows-repeated="25">
          <table:table-cell table:style-name="ce66"/>
          <table:table-cell table:style-name="ce62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number-columns-repeated="43" table:default-cell-style-name="ce80"/>
        <table:table-column table:style-name="co5" table:number-columns-repeated="16337" table:default-cell-style-name="ce80"/>
        <table:table-column table:style-name="co5"/>
        <table:table-row table:style-name="ro1">
          <table:table-cell table:style-name="ce62" table:number-columns-repeated="46"/>
          <table:table-cell table:number-columns-repeated="16337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Motivation</text:p>
          </table:table-cell>
          <table:table-cell table:style-name="ce96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96"/>
          <table:covered-table-cell table:style-name="ce101"/>
          <table:covered-table-cell table:number-columns-repeated="40"/>
          <table:table-cell table:number-columns-repeated="16337"/>
        </table:table-row>
        <table:table-row table:style-name="ro1">
          <table:table-cell table:style-name="ce62"/>
          <table:covered-table-cell table:number-columns-repeated="45"/>
          <table:table-cell table:number-columns-repeated="16337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Objective</text:p>
          </table:table-cell>
          <table:table-cell table:style-name="ce96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96"/>
          <table:covered-table-cell table:style-name="ce101"/>
          <table:covered-table-cell table:number-columns-repeated="40"/>
          <table:table-cell table:number-columns-repeated="16337"/>
        </table:table-row>
        <table:table-row table:style-name="ro1">
          <table:table-cell table:style-name="ce62"/>
          <table:covered-table-cell table:number-columns-repeated="45"/>
          <table:table-cell table:number-columns-repeated="16337"/>
        </table:table-row>
        <table:table-row table:style-name="ro2">
          <table:table-cell table:style-name="ce62"/>
          <table:table-cell table:style-name="ce85" office:value-type="string" calcext:value-type="string" table:number-columns-spanned="1" table:number-rows-spanned="2">
            <text:p>Scope</text:p>
          </table:table-cell>
          <table:table-cell table:style-name="ce96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96"/>
          <table:covered-table-cell table:style-name="ce102"/>
          <table:covered-table-cell table:number-columns-repeated="40"/>
          <table:table-cell table:number-columns-repeated="16337"/>
        </table:table-row>
        <table:table-row table:style-name="ro2">
          <table:table-cell table:style-name="ce62"/>
          <table:covered-table-cell table:number-columns-repeated="45"/>
          <table:table-cell table:number-columns-repeated="16337"/>
        </table:table-row>
        <table:table-row table:style-name="ro1">
          <table:table-cell table:style-name="ce62"/>
          <table:table-cell table:style-name="ce86" office:value-type="string" calcext:value-type="string" table:number-columns-spanned="1" table:number-rows-spanned="2">
            <text:p>Start Date</text:p>
          </table:table-cell>
          <table:table-cell table:style-name="ce86" table:number-columns-spanned="16" table:number-rows-spanned="2"/>
          <table:covered-table-cell table:number-columns-repeated="2" table:style-name="ce86"/>
          <table:covered-table-cell table:style-name="ce105"/>
          <table:covered-table-cell table:number-columns-repeated="12" table:style-name="ce87"/>
          <table:table-cell table:style-name="ce62"/>
          <table:table-cell table:style-name="ce8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7"/>
          <table:table-cell table:style-name="ce134" table:number-columns-spanned="12" table:number-rows-spanned="2"/>
          <table:covered-table-cell table:number-columns-repeated="2" table:style-name="ce87"/>
          <table:covered-table-cell table:style-name="ce105"/>
          <table:covered-table-cell table:number-columns-repeated="8" table:style-name="ce87"/>
          <table:table-cell table:style-name="ce62" table:number-columns-repeated="12"/>
          <table:table-cell table:number-columns-repeated="16337"/>
        </table:table-row>
        <table:table-row table:style-name="ro1">
          <table:table-cell table:style-name="ce62"/>
          <table:covered-table-cell table:number-columns-repeated="17" table:style-name="ce87"/>
          <table:table-cell table:style-name="ce62"/>
          <table:covered-table-cell table:number-columns-repeated="15" table:style-name="ce87"/>
          <table:table-cell table:style-name="ce62" table:number-columns-repeated="12"/>
          <table:table-cell table:number-columns-repeated="16337"/>
        </table:table-row>
        <table:table-row table:style-name="ro1">
          <table:table-cell table:style-name="ce62" table:number-columns-repeated="46"/>
          <table:table-cell table:number-columns-repeated="16337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8" office:value-type="string" calcext:value-type="string">
            <text:p>Task Description</text:p>
          </table:table-cell>
          <table:table-cell table:style-name="ce88" office:value-type="string" calcext:value-type="string">
            <text:p>Duration</text:p>
          </table:table-cell>
          <table:table-cell table:style-name="ce164" office:value-type="string" calcext:value-type="string" table:number-columns-spanned="2" table:number-rows-spanned="1">
            <text:p>W12</text:p>
          </table:table-cell>
          <table:covered-table-cell table:style-name="ce148"/>
          <table:table-cell table:style-name="ce156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6" table:number-rows-spanned="1">
            <text:p>Week 18</text:p>
          </table:table-cell>
          <table:covered-table-cell table:number-columns-repeated="5" table:style-name="ce137"/>
          <table:table-cell table:number-columns-repeated="16337"/>
        </table:table-row>
        <table:table-row table:style-name="ro2">
          <table:table-cell table:style-name="ce64" office:value-type="float" office:value="36" calcext:value-type="float">
            <text:p>36</text:p>
          </table:table-cell>
          <table:table-cell table:style-name="ce89" office:value-type="string" calcext:value-type="string">
            <text:p>Section 46: Function Like Entities</text:p>
          </table:table-cell>
          <table:table-cell table:style-name="ce89" office:value-type="string" calcext:value-type="string">
            <text:p>3 h 13 mins</text:p>
          </table:table-cell>
          <table:table-cell table:style-name="ce165"/>
          <table:table-cell table:style-name="ce180"/>
          <table:table-cell table:style-name="ce136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2">
          <table:table-cell table:style-name="ce64" office:value-type="float" office:value="37" calcext:value-type="float">
            <text:p>37</text:p>
          </table:table-cell>
          <table:table-cell table:style-name="ce89" office:value-type="string" calcext:value-type="string">
            <text:p>Section 47: STL, Containers and Iterators</text:p>
          </table:table-cell>
          <table:table-cell table:style-name="ce89" office:value-type="string" calcext:value-type="string">
            <text:p>1 h 58 mins</text:p>
          </table:table-cell>
          <table:table-cell table:style-name="ce169"/>
          <table:table-cell table:style-name="ce187"/>
          <table:table-cell table:style-name="ce113"/>
          <table:table-cell table:style-name="ce68" table:number-columns-repeated="2"/>
          <table:table-cell table:style-name="ce91" table:number-columns-repeated="3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3">
          <table:table-cell table:style-name="ce64" office:value-type="float" office:value="38" calcext:value-type="float">
            <text:p>38</text:p>
          </table:table-cell>
          <table:table-cell table:style-name="ce89" office:value-type="string" calcext:value-type="string">
            <text:p>Section 48: Zooming in on STL Containers</text:p>
          </table:table-cell>
          <table:table-cell table:style-name="ce89" office:value-type="string" calcext:value-type="string">
            <text:p>4 h 45 mins</text:p>
          </table:table-cell>
          <table:table-cell table:style-name="ce169"/>
          <table:table-cell table:style-name="ce187"/>
          <table:table-cell table:style-name="ce113"/>
          <table:table-cell table:style-name="ce91" table:number-columns-repeated="2"/>
          <table:table-cell table:style-name="ce68" table:number-columns-repeated="3"/>
          <table:table-cell table:style-name="ce135"/>
          <table:table-cell table:style-name="ce136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2">
          <table:table-cell table:style-name="ce64" office:value-type="float" office:value="39" calcext:value-type="float">
            <text:p>39</text:p>
          </table:table-cell>
          <table:table-cell table:style-name="ce89" office:value-type="string" calcext:value-type="string">
            <text:p>Section 49: STL Algorithms</text:p>
          </table:table-cell>
          <table:table-cell table:style-name="ce89" office:value-type="string" calcext:value-type="string">
            <text:p>1 h 25 mins</text:p>
          </table:table-cell>
          <table:table-cell table:style-name="ce169"/>
          <table:table-cell table:style-name="ce187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68"/>
          <table:table-cell table:style-name="ce91" table:number-columns-repeated="4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3">
          <table:table-cell table:style-name="ce64" office:value-type="float" office:value="40" calcext:value-type="float">
            <text:p>40</text:p>
          </table:table-cell>
          <table:table-cell table:style-name="ce89" office:value-type="string" calcext:value-type="string">
            <text:p>Section 50: C++20 Ranges and Range Algorithms</text:p>
          </table:table-cell>
          <table:table-cell table:style-name="ce89" office:value-type="string" calcext:value-type="string">
            <text:p>1 h 58 mins</text:p>
          </table:table-cell>
          <table:table-cell table:style-name="ce169"/>
          <table:table-cell table:style-name="ce187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/>
          <table:table-cell table:style-name="ce68" table:number-columns-repeated="2"/>
          <table:table-cell table:style-name="ce91" table:number-columns-repeated="2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3">
          <table:table-cell table:style-name="ce64" office:value-type="float" office:value="41" calcext:value-type="float">
            <text:p>41</text:p>
          </table:table-cell>
          <table:table-cell table:style-name="ce89" office:value-type="string" calcext:value-type="string">
            <text:p>Section 51: Building Custom Iterators for Your Containers</text:p>
          </table:table-cell>
          <table:table-cell table:style-name="ce89" office:value-type="string" calcext:value-type="string">
            <text:p>1 h 51 mins</text:p>
          </table:table-cell>
          <table:table-cell table:style-name="ce169"/>
          <table:table-cell table:style-name="ce187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3"/>
          <table:table-cell table:style-name="ce68" table:number-columns-repeated="2"/>
          <table:table-cell table:style-name="ce121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2">
          <table:table-cell table:style-name="ce64" office:value-type="float" office:value="42" calcext:value-type="float">
            <text:p>42</text:p>
          </table:table-cell>
          <table:table-cell table:style-name="ce89" office:value-type="string" calcext:value-type="string">
            <text:p>Section 52: C++20 Coroutines</text:p>
          </table:table-cell>
          <table:table-cell table:style-name="ce89" office:value-type="string" calcext:value-type="string">
            <text:p>2 h 17 mins</text:p>
          </table:table-cell>
          <table:table-cell table:style-name="ce169"/>
          <table:table-cell table:style-name="ce187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5"/>
          <table:table-cell table:style-name="ce135"/>
          <table:table-cell table:style-name="ce136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6"/>
          <table:table-cell table:style-name="ce113"/>
          <table:table-cell table:style-name="ce91" table:number-columns-repeated="5"/>
          <table:table-cell table:style-name="ce121"/>
          <table:table-cell table:style-name="ce113"/>
          <table:table-cell table:style-name="ce91" table:number-columns-repeated="4"/>
          <table:table-cell table:style-name="ce121"/>
          <table:table-cell table:number-columns-repeated="16337"/>
        </table:table-row>
        <table:table-row table:style-name="ro2">
          <table:table-cell table:style-name="ce157" office:value-type="float" office:value="43" calcext:value-type="float">
            <text:p>43</text:p>
          </table:table-cell>
          <table:table-cell table:style-name="ce158" office:value-type="string" calcext:value-type="string">
            <text:p>Section 53: C++20 Modules</text:p>
          </table:table-cell>
          <table:table-cell table:style-name="ce158" office:value-type="string" calcext:value-type="string">
            <text:p>3 h 38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 table:number-columns-repeated="4"/>
          <table:table-cell table:style-name="ce19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4" calcext:value-type="float">
            <text:p>44</text:p>
          </table:table-cell>
          <table:table-cell table:style-name="ce158" office:value-type="string" calcext:value-type="string">
            <text:p>Section 2: Essential C and C++ Concepts</text:p>
          </table:table-cell>
          <table:table-cell table:style-name="ce158" office:value-type="string" calcext:value-type="string">
            <text:p>4 h 16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2"/>
          <table:table-cell table:style-name="ce203"/>
          <table:table-cell table:style-name="ce201"/>
          <table:table-cell table:style-name="ce193" table:number-columns-repeated="4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3">
          <table:table-cell table:style-name="ce157" office:value-type="float" office:value="45" calcext:value-type="float">
            <text:p>45</text:p>
          </table:table-cell>
          <table:table-cell table:style-name="ce159" office:value-type="string" calcext:value-type="string">
            <text:p>Section 3: Required Setup for Programming</text:p>
          </table:table-cell>
          <table:table-cell table:style-name="ce158" office:value-type="string" calcext:value-type="string">
            <text:p>0 h 50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/>
          <table:table-cell table:style-name="ce193" table:number-columns-repeated="4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6" calcext:value-type="float">
            <text:p>46</text:p>
          </table:table-cell>
          <table:table-cell table:style-name="ce158" office:value-type="string" calcext:value-type="string">
            <text:p>Section 4: Introduction</text:p>
          </table:table-cell>
          <table:table-cell table:style-name="ce158" office:value-type="string" calcext:value-type="string">
            <text:p>1 h 25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/>
          <table:table-cell table:style-name="ce201"/>
          <table:table-cell table:style-name="ce193" table:number-columns-repeated="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7" calcext:value-type="float">
            <text:p>47</text:p>
          </table:table-cell>
          <table:table-cell table:style-name="ce158" office:value-type="string" calcext:value-type="string">
            <text:p>Section 5: Recursion</text:p>
          </table:table-cell>
          <table:table-cell table:style-name="ce158" office:value-type="string" calcext:value-type="string">
            <text:p>5 h 5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2"/>
          <table:table-cell table:style-name="ce201" table:number-columns-repeated="3"/>
          <table:table-cell table:style-name="ce202"/>
          <table:table-cell table:style-name="ce203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8" calcext:value-type="float">
            <text:p>48</text:p>
          </table:table-cell>
          <table:table-cell table:style-name="ce158" office:value-type="string" calcext:value-type="string">
            <text:p>Section 6: Arrays Representations</text:p>
          </table:table-cell>
          <table:table-cell table:style-name="ce158" office:value-type="string" calcext:value-type="string">
            <text:p>1 h 54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 table:number-columns-repeated="2"/>
          <table:table-cell table:style-name="ce193" table:number-columns-repeated="3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9" calcext:value-type="float">
            <text:p>49</text:p>
          </table:table-cell>
          <table:table-cell table:style-name="ce158" office:value-type="string" calcext:value-type="string">
            <text:p>Section 7: Array ADT</text:p>
          </table:table-cell>
          <table:table-cell table:style-name="ce158" office:value-type="string" calcext:value-type="string">
            <text:p>6 h 6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2"/>
          <table:table-cell table:style-name="ce201" table:number-columns-repeated="3"/>
          <table:table-cell table:style-name="ce202"/>
          <table:table-cell table:style-name="ce201" table:number-columns-repeated="2"/>
          <table:table-cell table:style-name="ce193" table:number-columns-repeated="3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Section 8: Strings</text:p>
          </table:table-cell>
          <table:table-cell table:style-name="ce158" office:value-type="string" calcext:value-type="string">
            <text:p>2 h 32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2"/>
          <table:table-cell table:style-name="ce201" table:number-columns-repeated="2"/>
          <table:table-cell table:style-name="ce193"/>
          <table:table-cell table:style-name="ce200"/>
          <table:table-cell table:number-columns-repeated="16337"/>
        </table:table-row>
        <table:table-row table:style-name="ro2">
          <table:table-cell table:style-name="ce65" office:value-type="float" office:value="51" calcext:value-type="float">
            <text:p>51</text:p>
          </table:table-cell>
          <table:table-cell table:style-name="ce162" office:value-type="string" calcext:value-type="string">
            <text:p>Section 9: Matrices</text:p>
          </table:table-cell>
          <table:table-cell table:style-name="ce162" office:value-type="string" calcext:value-type="string">
            <text:p>2 h 18 mins</text:p>
          </table:table-cell>
          <table:table-cell table:style-name="ce179"/>
          <table:table-cell table:style-name="ce191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6" table:number-columns-repeated="4"/>
          <table:table-cell table:style-name="ce139"/>
          <table:table-cell table:style-name="ce141"/>
          <table:table-cell table:number-columns-repeated="16337"/>
        </table:table-row>
        <table:table-row table:style-name="ro1">
          <table:table-cell table:style-name="ce66"/>
          <table:table-cell table:style-name="ce62" table:number-columns-repeated="45"/>
          <table:table-cell table:number-columns-repeated="16337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147"/>
          <table:table-cell table:style-name="ce91" office:value-type="string" calcext:value-type="string">
            <text:p>Completed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72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6"/>
          <table:table-cell table:style-name="ce62"/>
          <table:table-cell/>
          <table:table-cell table:style-name="ce62" table:number-columns-repeated="43"/>
          <table:table-cell table:number-columns-repeated="16337"/>
        </table:table-row>
        <table:table-row table:style-name="ro1" table:number-rows-repeated="24">
          <table:table-cell table:style-name="ce66"/>
          <table:table-cell table:style-name="ce62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6" table:default-cell-style-name="ce80"/>
        <table:table-column table:style-name="co4" table:number-columns-repeated="29" table:default-cell-style-name="ce80"/>
        <table:table-column table:style-name="co7" table:default-cell-style-name="ce80"/>
        <table:table-column table:style-name="co5" table:number-columns-repeated="16337" table:default-cell-style-name="ce80"/>
        <table:table-row table:style-name="ro1">
          <table:table-cell table:style-name="ce62" table:number-columns-repeated="34"/>
          <table:table-cell table:number-columns-repeated="16337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Motivation</text:p>
          </table:table-cell>
          <table:table-cell table:style-name="ce96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96"/>
          <table:covered-table-cell table:style-name="ce101"/>
          <table:covered-table-cell table:number-columns-repeated="29"/>
          <table:table-cell table:number-columns-repeated="16337"/>
        </table:table-row>
        <table:table-row table:style-name="ro1">
          <table:table-cell table:style-name="ce62"/>
          <table:covered-table-cell table:number-columns-repeated="33"/>
          <table:table-cell table:number-columns-repeated="16337"/>
        </table:table-row>
        <table:table-row table:style-name="ro1">
          <table:table-cell table:style-name="ce62"/>
          <table:table-cell table:style-name="ce85" office:value-type="string" calcext:value-type="string" table:number-columns-spanned="1" table:number-rows-spanned="2">
            <text:p>Objective</text:p>
          </table:table-cell>
          <table:table-cell table:style-name="ce96" office:value-type="string" calcext:value-type="string" table:number-columns-spanned="32" table:number-rows-spanned="2">
            <text:p>Data structures and Algorithms</text:p>
          </table:table-cell>
          <table:covered-table-cell table:style-name="ce96"/>
          <table:covered-table-cell table:style-name="ce101"/>
          <table:covered-table-cell table:number-columns-repeated="29"/>
          <table:table-cell table:number-columns-repeated="16337"/>
        </table:table-row>
        <table:table-row table:style-name="ro1">
          <table:table-cell table:style-name="ce62"/>
          <table:covered-table-cell table:number-columns-repeated="33"/>
          <table:table-cell table:number-columns-repeated="16337"/>
        </table:table-row>
        <table:table-row table:style-name="ro2">
          <table:table-cell table:style-name="ce62"/>
          <table:table-cell table:style-name="ce85" office:value-type="string" calcext:value-type="string" table:number-columns-spanned="1" table:number-rows-spanned="2">
            <text:p>Scope</text:p>
          </table:table-cell>
          <table:table-cell table:style-name="ce96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96"/>
          <table:covered-table-cell table:style-name="ce102"/>
          <table:covered-table-cell table:number-columns-repeated="29"/>
          <table:table-cell table:number-columns-repeated="16337"/>
        </table:table-row>
        <table:table-row table:style-name="ro2">
          <table:table-cell table:style-name="ce62"/>
          <table:covered-table-cell table:number-columns-repeated="33"/>
          <table:table-cell table:number-columns-repeated="16337"/>
        </table:table-row>
        <table:table-row table:style-name="ro1">
          <table:table-cell table:style-name="ce62"/>
          <table:table-cell table:style-name="ce86" office:value-type="string" calcext:value-type="string" table:number-columns-spanned="1" table:number-rows-spanned="2">
            <text:p>Start Date</text:p>
          </table:table-cell>
          <table:table-cell table:style-name="ce86" office:value-type="string" calcext:value-type="string" table:number-columns-spanned="15" table:number-rows-spanned="2">
            <text:p>16.08.2025</text:p>
          </table:table-cell>
          <table:covered-table-cell table:style-name="ce86"/>
          <table:covered-table-cell table:style-name="ce105"/>
          <table:covered-table-cell table:number-columns-repeated="12" table:style-name="ce87"/>
          <table:table-cell table:style-name="ce62"/>
          <table:table-cell table:style-name="ce8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7"/>
          <table:table-cell table:style-name="ce134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87"/>
          <table:covered-table-cell table:style-name="ce105"/>
          <table:covered-table-cell table:number-columns-repeated="8" table:style-name="ce87"/>
          <table:table-cell table:style-name="ce62"/>
          <table:table-cell table:number-columns-repeated="16337"/>
        </table:table-row>
        <table:table-row table:style-name="ro1">
          <table:table-cell table:style-name="ce62"/>
          <table:covered-table-cell table:number-columns-repeated="16" table:style-name="ce87"/>
          <table:table-cell table:style-name="ce62"/>
          <table:covered-table-cell table:number-columns-repeated="15" table:style-name="ce87"/>
          <table:table-cell table:style-name="ce62"/>
          <table:table-cell table:number-columns-repeated="16337"/>
        </table:table-row>
        <table:table-row table:style-name="ro1">
          <table:table-cell table:style-name="ce62" table:number-columns-repeated="34"/>
          <table:table-cell table:number-columns-repeated="16337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8" office:value-type="string" calcext:value-type="string">
            <text:p>Task Description</text:p>
          </table:table-cell>
          <table:table-cell table:style-name="ce88" office:value-type="string" calcext:value-type="string">
            <text:p>Duration</text:p>
          </table:table-cell>
          <table:table-cell table:style-name="ce164" office:value-type="string" calcext:value-type="string">
            <text:p>W18</text:p>
          </table:table-cell>
          <table:table-cell table:style-name="ce156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5"/>
          <table:covered-table-cell table:style-name="ce120"/>
          <table:table-cell table:style-name="ce132" office:value-type="string" calcext:value-type="string" table:number-columns-spanned="2" table:number-rows-spanned="1">
            <text:p>Week 23</text:p>
          </table:table-cell>
          <table:covered-table-cell table:style-name="ce120"/>
          <table:table-cell table:number-columns-repeated="16337"/>
        </table:table-row>
        <table:table-row table:style-name="ro3">
          <table:table-cell table:style-name="ce157" office:value-type="float" office:value="52" calcext:value-type="float">
            <text:p>52</text:p>
          </table:table-cell>
          <table:table-cell table:style-name="ce159" office:value-type="string" calcext:value-type="string">
            <text:p>Section 10: Sparse Matrix and Polynomial Representation</text:p>
          </table:table-cell>
          <table:table-cell table:style-name="ce158" office:value-type="string" calcext:value-type="string">
            <text:p>2 h 13 mins</text:p>
          </table:table-cell>
          <table:table-cell table:style-name="ce204"/>
          <table:table-cell table:style-name="ce203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3" calcext:value-type="float">
            <text:p>53</text:p>
          </table:table-cell>
          <table:table-cell table:style-name="ce158" office:value-type="string" calcext:value-type="string">
            <text:p>Section 11: Linked List</text:p>
          </table:table-cell>
          <table:table-cell table:style-name="ce158" office:value-type="string" calcext:value-type="string">
            <text:p>6 h 53 mins</text:p>
          </table:table-cell>
          <table:table-cell table:style-name="ce176"/>
          <table:table-cell table:style-name="ce192"/>
          <table:table-cell table:style-name="ce201" table:number-columns-repeated="5"/>
          <table:table-cell table:style-name="ce202"/>
          <table:table-cell table:style-name="ce203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3">
          <table:table-cell table:style-name="ce157" office:value-type="float" office:value="54" calcext:value-type="float">
            <text:p>54</text:p>
          </table:table-cell>
          <table:table-cell table:style-name="ce159" office:value-type="string" calcext:value-type="string">
            <text:p>Section 12: Sparse Matrix and Polynomial using Linked List</text:p>
          </table:table-cell>
          <table:table-cell table:style-name="ce158" office:value-type="string" calcext:value-type="string">
            <text:p>25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/>
          <table:table-cell table:style-name="ce193" table:number-columns-repeated="4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5" calcext:value-type="float">
            <text:p>55</text:p>
          </table:table-cell>
          <table:table-cell table:style-name="ce158" office:value-type="string" calcext:value-type="string">
            <text:p>Section 13: Stack</text:p>
          </table:table-cell>
          <table:table-cell table:style-name="ce158" office:value-type="string" calcext:value-type="string">
            <text:p>3 h 16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/>
          <table:table-cell table:style-name="ce201" table:number-columns-repeated="3"/>
          <table:table-cell table:style-name="ce19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6" calcext:value-type="float">
            <text:p>56</text:p>
          </table:table-cell>
          <table:table-cell table:style-name="ce158" office:value-type="string" calcext:value-type="string">
            <text:p>Section 14: Queues</text:p>
          </table:table-cell>
          <table:table-cell table:style-name="ce158" office:value-type="string" calcext:value-type="string">
            <text:p>1 h 32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7" calcext:value-type="float">
            <text:p>57</text:p>
          </table:table-cell>
          <table:table-cell table:style-name="ce158" office:value-type="string" calcext:value-type="string">
            <text:p>Section 15: Trees</text:p>
          </table:table-cell>
          <table:table-cell table:style-name="ce158" office:value-type="string" calcext:value-type="string">
            <text:p>4 h 4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2"/>
          <table:table-cell table:style-name="ce203"/>
          <table:table-cell table:style-name="ce201" table:number-columns-repeated="2"/>
          <table:table-cell table:style-name="ce193" table:number-columns-repeated="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8" calcext:value-type="float">
            <text:p>58</text:p>
          </table:table-cell>
          <table:table-cell table:style-name="ce158" office:value-type="string" calcext:value-type="string">
            <text:p>Section 16: Binary Search Trees</text:p>
          </table:table-cell>
          <table:table-cell table:style-name="ce158" office:value-type="string" calcext:value-type="string">
            <text:p>1 h 35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2"/>
          <table:table-cell table:style-name="ce201"/>
          <table:table-cell table:style-name="ce193" table:number-columns-repeated="2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9" calcext:value-type="float">
            <text:p>59</text:p>
          </table:table-cell>
          <table:table-cell table:style-name="ce158" office:value-type="string" calcext:value-type="string">
            <text:p>Section 17: AVL Trees</text:p>
          </table:table-cell>
          <table:table-cell table:style-name="ce158" office:value-type="string" calcext:value-type="string">
            <text:p>1 h 32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3"/>
          <table:table-cell table:style-name="ce201"/>
          <table:table-cell table:style-name="ce19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Section 18: Search Trees</text:p>
          </table:table-cell>
          <table:table-cell table:style-name="ce158" office:value-type="string" calcext:value-type="string">
            <text:p>2 h 9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2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1" calcext:value-type="float">
            <text:p>61</text:p>
          </table:table-cell>
          <table:table-cell table:style-name="ce158" office:value-type="string" calcext:value-type="string">
            <text:p>Section 19: Heap</text:p>
          </table:table-cell>
          <table:table-cell table:style-name="ce158" office:value-type="string" calcext:value-type="string">
            <text:p>1 h 11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203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2" calcext:value-type="float">
            <text:p>62</text:p>
          </table:table-cell>
          <table:table-cell table:style-name="ce158" office:value-type="string" calcext:value-type="string">
            <text:p>Section 20: Sorting Techniques</text:p>
          </table:table-cell>
          <table:table-cell table:style-name="ce158" office:value-type="string" calcext:value-type="string">
            <text:p>4 h 13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 table:number-columns-repeated="4"/>
          <table:table-cell table:style-name="ce193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3" calcext:value-type="float">
            <text:p>63</text:p>
          </table:table-cell>
          <table:table-cell table:style-name="ce158" office:value-type="string" calcext:value-type="string">
            <text:p>Section 21: Hashing Technique</text:p>
          </table:table-cell>
          <table:table-cell table:style-name="ce158" office:value-type="string" calcext:value-type="string">
            <text:p>1 h 29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4" calcext:value-type="float">
            <text:p>64</text:p>
          </table:table-cell>
          <table:table-cell table:style-name="ce158" office:value-type="string" calcext:value-type="string">
            <text:p>Section 22: Graphs</text:p>
          </table:table-cell>
          <table:table-cell table:style-name="ce158" office:value-type="string" calcext:value-type="string">
            <text:p>3 h 8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2"/>
          <table:table-cell table:style-name="ce203"/>
          <table:table-cell table:style-name="ce202"/>
          <table:table-cell table:number-columns-repeated="16337"/>
        </table:table-row>
        <table:table-row table:style-name="ro2">
          <table:table-cell table:style-name="ce65" office:value-type="float" office:value="65" calcext:value-type="float">
            <text:p>65</text:p>
          </table:table-cell>
          <table:table-cell table:style-name="ce162" office:value-type="string" calcext:value-type="string">
            <text:p>Section 23: Asymptotic Notations</text:p>
          </table:table-cell>
          <table:table-cell table:style-name="ce162" office:value-type="string" calcext:value-type="string">
            <text:p>0 h 11 mins</text:p>
          </table:table-cell>
          <table:table-cell table:style-name="ce179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16" table:number-columns-repeated="5"/>
          <table:table-cell table:style-name="ce124"/>
          <table:table-cell table:style-name="ce114"/>
          <table:table-cell table:style-name="ce141"/>
          <table:table-cell table:number-columns-repeated="16337"/>
        </table:table-row>
        <table:table-row table:style-name="ro1">
          <table:table-cell table:style-name="ce66"/>
          <table:table-cell table:style-name="ce62" table:number-columns-repeated="33"/>
          <table:table-cell table:number-columns-repeated="16337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147"/>
          <table:table-cell table:style-name="ce91" office:value-type="string" calcext:value-type="string">
            <text:p>Completed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72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 table:number-rows-repeated="25">
          <table:table-cell table:style-name="ce66"/>
          <table:table-cell table:style-name="ce62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15:29:22.134639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7-03T15:30:47.987116976</dc:date>
    <meta:print-date>2025-04-12T15:58:40.949484410</meta:print-date>
    <meta:editing-cycles>80</meta:editing-cycles>
    <meta:editing-duration>P1DT22H55M24S</meta:editing-duration>
    <meta:printed-by>PDF files</meta:printed-by>
    <meta:document-statistic meta:table-count="4" meta:cell-count="294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